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3f8df" officeooo:paragraph-rsid="0003f8d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periments with ChatGPT</text:p>
      <text:p text:style-name="P1"/>
      <text:p text:style-name="P1">Tell me about aquaculture in Crisfield, MD</text:p>
      <text:p text:style-name="P1"/>
      <text:p text:style-name="P1">Crisfield, MD has a long history of aquaculture, particularly in the production of oysters and blue crabs. Aquaculture is the practice of cultivating aquatic organisms such as fish, shellfish, and aquatic plants in controlled environments for food, recreation, and conservation purposes.</text:p>
      <text:p text:style-name="P1"/>
      <text:p text:style-name="P1">In Crisfield, oyster aquaculture has been a significant industry for over a century, with oyster harvesting and processing playing a vital role in the local economy. The Chesapeake Bay, which borders Crisfield, is one of the most productive estuaries in the world, providing an ideal habitat for oysters to grow and thrive.</text:p>
      <text:p text:style-name="P1"/>
      <text:p text:style-name="P1">In recent years, the oyster aquaculture industry in Crisfield has experienced a resurgence, as growers have adopted new and innovative techniques to increase production and sustainability. Additionally, there has been an increased interest in the production of other species, such as soft-shell crabs, clams, and finfish, which has led to the growth of the aquaculture industry in the region.</text:p>
      <text:p text:style-name="P1"/>
      <text:p text:style-name="P1">Overall, aquaculture in Crisfield, MD provides economic benefits, job opportunities, and a sustainable source of seafood for consumers. Additionally, it has the potential to contribute to the conservation and restoration of the Chesapeake Bay ecosystem.</text:p>
      <text:p text:style-name="P1"/>
      <text:p text:style-name="P1"/>
      <text:p text:style-name="P1">what kind of problems do they have</text:p>
      <text:p text:style-name="P1"/>
      <text:p text:style-name="P1">Like any industry, aquaculture in Crisfield, MD faces various challenges and problems. Some of the common issues that aquaculture producers may encounter include:</text:p>
      <text:p text:style-name="P1"/>
      <text:p text:style-name="P1"><text:s text:c="4"/>Disease outbreaks: Aquatic organisms can be susceptible to various diseases, which can lead to significant losses in production and revenue.</text:p>
      <text:p text:style-name="P1"/>
      <text:p text:style-name="P1"><text:s text:c="4"/>Environmental factors: Changes in water temperature, salinity, and other environmental factors can affect the growth and health of aquatic organisms. Natural disasters, such as hurricanes or floods, can also cause damage to aquaculture facilities and equipment.</text:p>
      <text:p text:style-name="P1"/>
      <text:p text:style-name="P1"><text:s text:c="4"/>Water quality issues: Poor water quality, due to pollution or nutrient runoff from nearby agricultural activities, can impact the health and growth of aquatic organisms and potentially affect the safety of the seafood produced.</text:p>
      <text:p text:style-name="P1"/>
      <text:p text:style-name="P1"><text:s text:c="4"/>Regulatory issues: Aquaculture producers must comply with various local, state, and federal regulations regarding water quality, seafood safety, and environmental protection.</text:p>
      <text:p text:style-name="P1"/>
      <text:p text:style-name="P1"><text:s text:c="4"/>Market demand: The demand for certain types of seafood products can be unpredictable, and prices can fluctuate depending on supply and demand, which can affect the profitability of aquaculture businesses.</text:p>
      <text:p text:style-name="P1"/>
      <text:p text:style-name="P1">Overall, these challenges can be managed through proper planning, management, and technology adoption. Additionally, the aquaculture industry in Crisfield, MD can benefit from collaboration and <text:soft-page-break/>knowledge-sharing between producers, researchers, and regulators to address common issues and promote sustainability.</text:p>
      <text:p text:style-name="P1"/>
      <text:p text:style-name="P1"/>
      <text:p text:style-name="P1">Tell me more about #3</text:p>
      <text:p text:style-name="P1"/>
      <text:p text:style-name="P1">Water quality issues can be a significant challenge for aquaculture producers in Crisfield, MD. Poor water quality, due to pollution or nutrient runoff from nearby agricultural activities, can affect the health and growth of aquatic organisms and potentially affect the safety of the seafood produced.</text:p>
      <text:p text:style-name="P1"/>
      <text:p text:style-name="P1">Pollution can come from a variety of sources, including industrial discharges, stormwater runoff, and sewage treatment plants. Agricultural activities, such as the use of fertilizers and pesticides, can also contribute to nutrient runoff, which can lead to algal blooms and oxygen depletion in water bodies.</text:p>
      <text:p text:style-name="P1"/>
      <text:p text:style-name="P1">In the Chesapeake Bay region, there have been efforts to improve water quality and reduce nutrient runoff through various initiatives, such as the Chesapeake Bay Total Maximum Daily Load (TMDL) program. The program sets limits on the amount of nitrogen, phosphorus, and sediment that can be discharged into the Bay and its tributaries, with the goal of improving water quality and restoring aquatic habitats.</text:p>
      <text:p text:style-name="P1"/>
      <text:p text:style-name="P1">Aquaculture producers in Crisfield can also take measures to address water quality issues, such as implementing best management practices to reduce nutrient runoff and using water treatment systems to maintain optimal water quality conditions for the aquatic organisms being cultivated.</text:p>
      <text:p text:style-name="P1"/>
      <text:p text:style-name="P1">Overall, addressing water quality issues is crucial for the sustainability of aquaculture in Crisfield, MD, as it can impact the health and growth of aquatic organisms, the safety of the seafood produced, and the overall health of the Chesapeake Bay ecosystem.</text:p>
      <text:p text:style-name="P1"/>
      <text:p text:style-name="P1"/>
      <text:p text:style-name="P1">How is sewage treated in Crisfield</text:p>
      <text:p text:style-name="P1"/>
      <text:p text:style-name="P1">Crisfield has a municipal wastewater treatment plant that is responsible for treating sewage from the city's residences and businesses. The treatment plant uses a multi-stage process to remove contaminants and pollutants from the wastewater before it is discharged into the environment.</text:p>
      <text:p text:style-name="P1"/>
      <text:p text:style-name="P1">The wastewater treatment process in Crisfield involves the following stages:</text:p>
      <text:p text:style-name="P1"/>
      <text:p text:style-name="P1"><text:s text:c="4"/>Screening and grit removal: Large debris and solids are removed from the wastewater using screens and settling tanks. Grit and sand are also removed to prevent damage to the treatment equipment.</text:p>
      <text:p text:style-name="P1"/>
      <text:p text:style-name="P1"><text:s text:c="4"/>Primary treatment: The wastewater is allowed to settle in a primary clarifier tank, where suspended solids and organic matter are removed. The sludge that settles to the bottom is removed and sent to a separate treatment process.</text:p>
      <text:p text:style-name="P1"/>
      <text:p text:style-name="P1"><text:s text:c="4"/>Secondary treatment: The wastewater is then treated with biological processes, where microorganisms consume and break down organic matter and nutrients in the water. This process is carried out in an aeration tank, where air is pumped into the water to promote the growth of microorganisms.</text:p>
      <text:p text:style-name="P1"/>
      <text:p text:style-name="P1"><text:soft-page-break/><text:s text:c="4"/>Final treatment and disinfection: The treated water is then sent to a final clarifier tank, where any remaining solids settle out. The water is then disinfected with chlorine or ultraviolet light to kill any remaining bacteria or viruses before being discharged into the environment.</text:p>
      <text:p text:style-name="P1"/>
      <text:p text:style-name="P1">The treated sludge from the primary treatment process is further treated to remove pathogens and reduce its volume before being disposed of or used for beneficial purposes, such as fertilizer for agriculture.</text:p>
      <text:p text:style-name="P1"/>
      <text:p text:style-name="P1">Overall, the municipal wastewater treatment plant in Crisfield plays an essential role in protecting public health and the environment by treating and removing contaminants from sewage before it is discharged into the environment.</text:p>
      <text:p text:style-name="P1"/>
      <text:p text:style-name="P1"/>
      <text:p text:style-name="P1">Is it possible to lease farmland in Crisfield</text:p>
      <text:p text:style-name="P1"/>
      <text:p text:style-name="P1">Yes, it is possible to lease farmland in Crisfield, MD. Crisfield is a rural area with a significant amount of agricultural land, and many farmers and landowners are willing to lease their land to others who want to farm it.</text:p>
      <text:p text:style-name="P1"/>
      <text:p text:style-name="P1">There are various ways to find farmland for lease in Crisfield, such as contacting local farmers, searching online classified ads, or contacting local land trusts or conservation organizations. Additionally, the Maryland Agricultural and Resource-Based Industry Development Corporation (MARBIDCO) offers a Farmland Leasing Program, which provides financial and technical assistance to farmers seeking to lease farmland in Maryland.</text:p>
      <text:p text:style-name="P1"/>
      <text:p text:style-name="P1">When leasing farmland in Crisfield, it is essential to establish clear terms and agreements between the landowner and the lessee, including the duration of the lease, rent payments, maintenance responsibilities, and any restrictions or regulations regarding land use.</text:p>
      <text:p text:style-name="P1"/>
      <text:p text:style-name="P1">Overall, leasing farmland in Crisfield can be a great opportunity for individuals or groups who want to get into farming or expand their existing operations, while also helping to support the local agricultural community and promote sustainable land use practices.</text:p>
      <text:p text:style-name="P1"/>
      <text:p text:style-name="P1"/>
      <text:p text:style-name="P1">What is a good way to learn how to create GANTT charts</text:p>
      <text:p text:style-name="P1"/>
      <text:p text:style-name="P1">One of the best ways to learn how to create Gantt charts is to use an online Gantt chart tool and practice creating your own charts. Many Gantt chart software programs offer free or low-cost trial versions that you can use to create Gantt charts and get a feel for the software.</text:p>
      <text:p text:style-name="P1"/>
      <text:p text:style-name="P1">You can also find many tutorials and guides online that provide step-by-step instructions for creating Gantt charts. These resources can help you learn how to create and customize your charts, add tasks and milestones, set timelines and dependencies, and track progress and completion.</text:p>
      <text:p text:style-name="P1"/>
      <text:p text:style-name="P1">Some other tips for learning how to create Gantt charts include:</text:p>
      <text:p text:style-name="P1"/>
      <text:p text:style-name="P1"><text:s text:c="4"/>Start with a simple project: When you're first learning how to create Gantt charts, it can be helpful to start with a small or straightforward project. This will allow you to focus on the basics of creating and customizing a Gantt chart without getting bogged down in complex details.</text:p>
      <text:p text:style-name="P1"><text:soft-page-break/></text:p>
      <text:p text:style-name="P1"><text:s text:c="4"/>Use templates: Many Gantt chart software programs offer pre-built templates that you can use as a starting point for your own chart. This can help you get a feel for how different types of projects are organized and structured.</text:p>
      <text:p text:style-name="P1"/>
      <text:p text:style-name="P1"><text:s text:c="4"/>Practice, practice, practice: Like any new skill, learning how to create Gantt charts takes practice. The more you work with Gantt chart software and create your own charts, the more comfortable and proficient you will become.</text:p>
      <text:p text:style-name="P1"/>
      <text:p text:style-name="P1">Overall, creating Gantt charts can be a valuable skill for project management and planning, and there are many resources available to help you learn and master this techniqu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4-10T13:33:37.123796931</meta:creation-date>
    <dc:date>2023-04-10T13:40:39.916370450</dc:date>
    <meta:editing-duration>PT7M2S</meta:editing-duration>
    <meta:editing-cycles>6</meta:editing-cycles>
    <meta:generator>LibreOffice/7.2.7.2$MacOSX_X86_64 LibreOffice_project/8d71d29d553c0f7dcbfa38fbfda25ee34cce99a2</meta:generator>
    <meta:document-statistic meta:table-count="0" meta:image-count="0" meta:object-count="0" meta:page-count="4" meta:paragraph-count="42" meta:word-count="1378" meta:character-count="9119" meta:non-whitespace-character-count="7735"/>
  </office:meta>
</office:document-meta>
</file>